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T link budget, RT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nst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mospheric loss [dB]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Bolzmann’s constant [dBW/K/Hz]</text:p>
          </table:table-cell>
          <table:table-cell office:value-type="float" office:value="-228.599" calcext:value-type="float">
            <text:p>-228.599</text:p>
          </table:table-cell>
          <table:table-cell/>
        </table:table-row>
        <table:table-row table:style-name="ro1">
          <table:table-cell office:value-type="string" calcext:value-type="string">
            <text:p>Speed of light [m/s]</text:p>
          </table:table-cell>
          <table:table-cell office:value-type="float" office:value="299792458" calcext:value-type="float">
            <text:p>29979245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atellite parameter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ransponder bandwidth, RX [MHz]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Path distance [km]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G/T at satellite’s RX [dB/K]</text:p>
          </table:table-cell>
          <table:table-cell office:value-type="float" office:value="11.4" calcext:value-type="float">
            <text:p>11.4</text:p>
          </table:table-cell>
          <table:table-cell/>
        </table:table-row>
        <table:table-row table:style-name="ro1">
          <table:table-cell table:style-name="ce2" office:value-type="string" calcext:value-type="string">
            <text:p>Target C/N [dB]</text:p>
          </table:table-cell>
          <table:table-cell table:style-name="ce2" office:value-type="float" office:value="-2.4" calcext:value-type="float">
            <text:p>-2.4</text:p>
          </table:table-cell>
          <table:table-cell office:value-type="string" calcext:value-type="string">
            <text:p>QPSK, 1/4 FE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User terminal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y [MHz]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1">
          <table:table-cell office:value-type="string" calcext:value-type="string">
            <text:p>EIRP [dBW]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Channel bandwidth [MHz]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mputed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loss [dB]</text:p>
          </table:table-cell>
          <table:table-cell table:formula="of:=20*LOG10([.$B$10]*10^3)+20*LOG10([.B15]*10^6)+20*LOG10(4*PI()/[.B6])" office:value-type="float" office:value="176.953968856401" calcext:value-type="float">
            <text:p>176.953968856401</text:p>
          </table:table-cell>
          <table:table-cell/>
        </table:table-row>
        <table:table-row table:style-name="ro1">
          <table:table-cell office:value-type="string" calcext:value-type="string">
            <text:p>Channel bandwidth [dBHz]</text:p>
          </table:table-cell>
          <table:table-cell table:formula="of:=10*LOG10([.B17]*10^6)" office:value-type="float" office:value="73.0102999566398" calcext:value-type="float">
            <text:p>73.0102999566398</text:p>
          </table:table-cell>
          <table:table-cell/>
        </table:table-row>
        <table:table-row table:style-name="ro1">
          <table:table-cell table:style-name="ce2" office:value-type="string" calcext:value-type="string">
            <text:p>Received power @ sat [dB]</text:p>
          </table:table-cell>
          <table:table-cell table:formula="of:=[.B16]-[.B21]-[.B20]-[.B4]+[.B11]" office:value-type="float" office:value="-192.41426881304" calcext:value-type="float">
            <text:p>-192.41426881304</text:p>
          </table:table-cell>
          <table:table-cell/>
        </table:table-row>
        <table:table-row table:style-name="ro1">
          <table:table-cell table:style-name="ce2" office:value-type="string" calcext:value-type="string">
            <text:p>Required jamming power @ sat [dB]</text:p>
          </table:table-cell>
          <table:table-cell table:formula="of:=[.B22]-[.B12]" office:value-type="float" office:value="-190.01426881304" calcext:value-type="float">
            <text:p>-190.01426881304</text:p>
          </table:table-cell>
          <table:table-cell office:value-type="string" calcext:value-type="string">
            <text:p>J &gt;&gt; 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56:10.608038176</meta:creation-date>
    <dc:date>2023-11-22T13:10:20.336546483</dc:date>
    <meta:editing-duration>PT33M36S</meta:editing-duration>
    <meta:editing-cycles>3</meta:editing-cycles>
    <meta:generator>LibreOffice/7.3.7.2$Linux_X86_64 LibreOffice_project/30$Build-2</meta:generator>
    <meta:document-statistic meta:table-count="1" meta:cell-count="35" meta:object-count="0"/>
  </office:meta>
</office:document-meta>
</file>